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32c5"/>
    </style:style>
    <style:style style:name="P2" style:family="paragraph" style:parent-style-name="Standard" style:list-style-name="L2">
      <style:text-properties officeooo:paragraph-rsid="001e32c5"/>
    </style:style>
    <style:style style:name="P3" style:family="paragraph" style:parent-style-name="Standard">
      <style:text-properties officeooo:rsid="001e32c5" officeooo:paragraph-rsid="001e32c5"/>
    </style:style>
    <style:style style:name="P4" style:family="paragraph" style:parent-style-name="Standard" style:list-style-name="L2">
      <style:text-properties fo:font-style="normal" officeooo:rsid="001e32c5" officeooo:paragraph-rsid="001e32c5" style:font-style-asian="normal" style:font-style-complex="normal"/>
    </style:style>
    <style:style style:name="P5" style:family="paragraph" style:parent-style-name="Standard">
      <style:text-properties fo:font-style="normal" officeooo:rsid="001e32c5" officeooo:paragraph-rsid="001e32c5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1e32c5" officeooo:paragraph-rsid="001e32c5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32c5" officeooo:paragraph-rsid="001e32c5" style:font-weight-asian="bold" style:font-weight-complex="bold"/>
    </style:style>
    <style:style style:name="P8" style:family="paragraph" style:parent-style-name="Standard" style:list-style-name="L5">
      <style:text-properties officeooo:paragraph-rsid="001e32c5"/>
    </style:style>
    <style:style style:name="P9" style:family="paragraph" style:parent-style-name="Header">
      <style:text-properties fo:font-size="14pt" style:text-underline-style="solid" style:text-underline-width="auto" style:text-underline-color="font-color" fo:font-weight="bold" officeooo:rsid="001e32c5" officeooo:paragraph-rsid="001e32c5" style:font-size-asian="14pt" style:font-weight-asian="bold" style:font-size-complex="14pt" style:font-weight-complex="bold"/>
    </style:style>
    <style:style style:name="T1" style:family="text">
      <style:text-properties fo:font-style="normal" fo:font-weight="bold" officeooo:rsid="00076d19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01ed42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04811f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e32c5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67d85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954a4" style:font-style-asian="normal" style:font-style-complex="normal"/>
    </style:style>
    <style:style style:name="T8" style:family="text">
      <style:text-properties fo:font-style="normal" officeooo:rsid="000c45da" style:font-style-asian="normal" style:font-style-complex="normal"/>
    </style:style>
    <style:style style:name="T9" style:family="text">
      <style:text-properties fo:font-style="normal" officeooo:rsid="00067d85" style:font-style-asian="normal" style:font-style-complex="normal"/>
    </style:style>
    <style:style style:name="T10" style:family="text">
      <style:text-properties fo:font-style="normal" fo:font-weight="normal" officeooo:rsid="001e32c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811f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4533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2a46e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e32c5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f6cac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1e32c5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normal" officeooo:rsid="0012a46e" style:font-style-asian="normal" style:font-weight-asian="normal" style:font-style-complex="normal" style:font-weight-complex="normal"/>
    </style:style>
    <style:style style:name="T20" style:family="text">
      <style:text-properties fo:font-style="italic" fo:font-weight="bold" officeooo:rsid="0004811f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32c5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e32c5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04811f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1e32c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1f6cac" style:font-style-asian="italic" style:font-weight-asian="normal" style:font-style-complex="italic" style:font-weight-complex="normal"/>
    </style:style>
    <style:style style:name="T27" style:family="text">
      <style:text-properties fo:font-weight="bold" officeooo:rsid="000a5aa4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a5aa4" style:font-weight-asian="normal" style:font-weight-complex="normal"/>
    </style:style>
    <style:style style:name="T30" style:family="text">
      <style:text-properties fo:font-weight="normal" officeooo:rsid="0012a46e" style:font-weight-asian="normal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45330"/>
    </style:style>
    <style:style style:name="T33" style:family="text">
      <style:text-properties style:text-underline-style="none" fo:font-weight="normal" officeooo:rsid="0012a46e" style:font-weight-asian="normal" style:font-weight-complex="normal"/>
    </style:style>
    <style:style style:name="T34" style:family="text">
      <style:text-properties style:text-underline-style="none" fo:font-weight="normal" officeooo:rsid="0014533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Microcontroller</text:span></text:p>
      <text:p text:style-name="P7"><text:span text:style-name="T6"/></text:p>
      <text:list xml:id="list2862435123" text:style-name="L2">
        <text:list-item>
          <text:p text:style-name="P2"><text:span text:style-name="T7">Raspberry Pi 3 Model B</text:span><text:span text:style-name="T8">+</text:span><text:span text:style-name="T9">:</text:span><text:span text:style-name="T5"> </text:span><text:span text:style-name="T4">£</text:span><text:span text:style-name="T1">34.07</text:span><text:span text:style-name="T2"> (</text:span><text:a xlink:type="simple" xlink:href="https://uk.rs-online.com/web/p/processor-microcontroller-development-kits/1373331?src=raspberrypi" text:style-name="Internet_20_link" text:visited-style-name="Visited_20_Internet_20_Link"><text:span text:style-name="T2">RS</text:span></text:a><text:span text:style-name="T2">)</text:span><text:span text:style-name="T11">(</text:span><text:span text:style-name="T24">Free </text:span><text:span text:style-name="T23">Postage</text:span><text:span text:style-name="T11">)</text:span><text:span text:style-name="T3"> <text:s text:c="4"/></text:span><text:span text:style-name="T10">(</text:span><text:span text:style-name="T23">In stock)</text:span></text:p>
        </text:list-item>
        <text:list-item>
          <text:p text:style-name="P4"><text:span text:style-name="T28">Raspberry Pi Power supply : </text:span><text:span text:style-name="T27">£5.80(</text:span><text:a xlink:type="simple" xlink:href="https://uk.rs-online.com/web/p/ac-dc-adapters/1770222/" text:style-name="Internet_20_link" text:visited-style-name="Visited_20_Internet_20_Link"><text:span text:style-name="T27">RS</text:span></text:a><text:span text:style-name="T27">)</text:span><text:span text:style-name="T29">(Free </text:span><text:span text:style-name="T28">Postage</text:span><text:span text:style-name="T29">) <text:s text:c="4"/></text:span><text:span text:style-name="T28">(</text:span><text:span text:style-name="T22">In stock)</text:span></text:p>
        </text:list-item>
      </text:list>
      <text:p text:style-name="P5"><text:span text:style-name="T28"/></text:p>
      <text:p text:style-name="P6">Controls</text:p>
      <text:list xml:id="list1545488258" text:style-name="L5">
        <text:list-item>
          <text:p text:style-name="P8"><text:span text:style-name="T14">£22.99(</text:span><text:a xlink:type="simple" xlink:href="https://www.amazon.co.uk/EG-Encoder-Joystick-Illuminated-Raspberry/dp/B075DFNK24?SubscriptionId=AKIAILSHYYTFIVPWUY6Q&amp;tag=duc08-21&amp;linkCode=xm2&amp;camp=2025&amp;creative=165953&amp;creativeASIN=B075DFNK24" text:style-name="Internet_20_link" text:visited-style-name="Visited_20_Internet_20_Link"><text:span text:style-name="T19">amazon</text:span></text:a><text:span text:style-name="T14">)(</text:span><text:span text:style-name="T25">Free postage</text:span><text:span text:style-name="T14">) <text:s text:c="42"/></text:span><text:span text:style-name="T16">(9</text:span><text:span text:style-name="T26"> left in stock</text:span><text:span text:style-name="T16">)</text:span></text:p>
        </text:list-item>
      </text:list>
      <text:p text:style-name="P1"><text:span text:style-name="T14"/></text:p>
      <text:p text:style-name="P1"><text:span text:style-name="T14">T</text:span><text:span text:style-name="T15">otal Price: </text:span><text:span text:style-name="T18">£62.86</text:span></text:p>
      <text:p text:style-name="P3"><text:span text:style-name="T12"/></text:p>
      <text:p text:style-name="P1"><text:span text:style-name="T23"/></text:p>
      <text:p text:style-name="P1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style:text-underline-style="solid" style:text-underline-width="auto" style:text-underline-color="font-color" fo:font-weight="bold" officeooo:rsid="001e32c5" officeooo:paragraph-rsid="001e32c5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quired Hardwa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33:53.067782935</meta:creation-date>
    <dc:date>2018-11-07T10:41:21.095395077</dc:date>
    <meta:editing-duration>PT7M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35" meta:character-count="281" meta:non-whitespace-character-count="206"/>
  </office:meta>
</office:document-meta>
</file>